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457e3" officeooo:paragraph-rsid="000457e3"/>
    </style:style>
    <style:style style:name="P2" style:family="paragraph" style:parent-style-name="Text_20_body">
      <style:text-properties officeooo:paragraph-rsid="000457e3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Heading_20_1">
      <style:text-properties officeooo:rsid="000457e3" officeooo:paragraph-rsid="000457e3"/>
    </style:style>
    <style:style style:name="T1" style:family="text">
      <style:text-properties officeooo:rsid="0004eb13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Title">Akıllı Telefonlar ile Nesne Tespiti</text:p>
      <text:table-of-content text:style-name="Sect1" text:protected="true" text:name="İçindekiler1">
        <text:table-of-content-source text:outline-level="10">
          <text:index-title-template text:style-name="Contents_20_Heading">İçindekiler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İçindekiler1_Head">
            <text:p text:style-name="Contents_20_Heading">İçindekiler</text:p>
          </text:index-title>
          <text:p text:style-name="P3"><text:a xlink:type="simple" xlink:href="#__RefHeading___Toc107_2154075844" text:style-name="Index_20_Link" text:visited-style-name="Index_20_Link">React Native<text:tab/>1</text:a></text:p>
          <text:p text:style-name="P3"><text:a xlink:type="simple" xlink:href="#__RefHeading___Toc109_2154075844" text:style-name="Index_20_Link" text:visited-style-name="Index_20_Link">PHP API<text:tab/>1</text:a></text:p>
        </text:index-body>
      </text:table-of-conten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4" text:outline-level="1"><text:bookmark-start text:name="__RefHeading___Toc107_2154075844"/><text:soft-page-break/>React Native-<text:span text:style-name="T1">APP</text:span><text:bookmark-end text:name="__RefHeading___Toc107_2154075844"/></text:h>
      <text:p text:style-name="P2"/>
      <text:h text:style-name="P4" text:outline-level="1"><text:bookmark-start text:name="__RefHeading___Toc109_2154075844"/>PHP-API<text:bookmark-end text:name="__RefHeading___Toc109_2154075844"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457e3" officeooo:paragraph-rsid="000457e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ngin Yenice<text:tab/><text:tab/>190201133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1-04T12:21:10.662000000</dc:date>
    <meta:editing-duration>PT47M55S</meta:editing-duration>
    <meta:editing-cycles>4</meta:editing-cycles>
    <meta:document-statistic meta:table-count="0" meta:image-count="0" meta:object-count="0" meta:page-count="2" meta:paragraph-count="7" meta:word-count="18" meta:character-count="115" meta:non-whitespace-character-count="103"/>
  </office:meta>
</office:document-meta>
</file>